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9000001DA2A603D7690F39E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</style:style>
    <style:style style:name="pr1" style:family="presentation" style:parent-style-name="Predeterminado-title">
      <style:graphic-properties fo:min-height="5.41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-color="#ffffff"/>
    </style:style>
    <style:style style:name="P9" style:family="paragraph">
      <loext:graphic-properties draw:fill-color="#fff200"/>
      <style:paragraph-properties fo:text-align="center"/>
    </style:style>
    <style:style style:name="P10" style:family="paragraph">
      <loext:graphic-properties draw:fill-color="#00a65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fo:color="#0066b3" fo:font-size="14pt" style:font-size-asian="14pt" style:font-size-complex="14pt"/>
    </style:style>
    <style:style style:name="P16" style:family="paragraph">
      <loext:graphic-properties draw:fill="none" draw:fill-color="#ffffff"/>
      <style:text-properties fo:color="#0066b3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fo:font-size="15pt" style:font-size-asian="15pt" style:font-size-complex="15pt"/>
    </style:style>
    <style:style style:name="T7" style:family="text">
      <style:text-properties fo:color="#0066b3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17.099cm" svg:height="5.415cm" svg:x="2.103cm" svg:y="4.798cm" presentation:class="title" presentation:user-transformed="true">
          <draw:text-box>
            <text:p><text:span text:style-name="T1">Capitulo 1</text:span><text:line-break/><text:line-break/><text:span text:style-name="T2">El juego de la vid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draw:style-name="gr2" draw:text-style-name="P2" draw:layer="layout" svg:width="6.363cm" svg:height="6.376cm" svg:x="1.237cm" svg:y="1.224cm">
          <draw:image xlink:href="Pictures/10000000000001D9000001DA2A603D7690F39E08.png" xlink:type="simple" xlink:show="embed" xlink:actuate="onLoad">
            <text:p/>
          </draw:image>
        </draw:frame>
        <draw:custom-shape draw:style-name="gr3" draw:text-style-name="P3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6.363cm" svg:height="6.376cm" svg:x="13.637cm" svg:y="8.4cm">
          <draw:image xlink:href="Pictures/10000000000001D9000001DA2A603D7690F39E08.png" xlink:type="simple" xlink:show="embed" xlink:actuate="onLoad">
            <text:p/>
          </draw:image>
        </draw:frame>
        <draw:custom-shape draw:style-name="gr3" draw:text-style-name="P3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6.363cm" svg:height="6.376cm" svg:x="12.6cm" svg:y="17.8cm">
          <draw:image xlink:href="Pictures/10000000000001D9000001DA2A603D7690F39E08.png" xlink:type="simple" xlink:show="embed" xlink:actuate="onLoad">
            <text:p/>
          </draw:image>
        </draw:frame>
        <draw:custom-shape draw:style-name="gr3" draw:text-style-name="P3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6.363cm" svg:height="6.376cm" svg:x="2cm" svg:y="21.4cm">
          <draw:image xlink:href="Pictures/10000000000001D9000001DA2A603D7690F39E08.png" xlink:type="simple" xlink:show="embed" xlink:actuate="onLoad">
            <text:p/>
          </draw:image>
        </draw:frame>
        <draw:custom-shape draw:style-name="gr3" draw:text-style-name="P3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5" draw:text-style-name="P4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6" draw:text-style-name="P6" draw:layer="layout" svg:width="11.637cm" svg:height="8.783cm" svg:x="1.2cm" svg:y="8.417cm">
          <draw:text-box>
            <text:p text:style-name="P5">Sus hijos serán como el, un tablero con una ficha.</text:p>
            <text:p text:style-name="P5">Pero no deben ser iguales, </text:p>
            <text:p text:style-name="P5">así que la ficha estará en otra posición.</text:p>
            <text:p text:style-name="P5"/>
            <text:p text:style-name="P5">Digamos que la ficha solo puede moverse una casilla en cada generación </text:p>
            <text:p text:style-name="P5">En cualquier dirección, pero solo una casilla.</text:p>
            <text:p/>
          </draw:text-box>
        </draw:frame>
        <draw:frame draw:style-name="gr7" draw:text-style-name="P7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7" draw:text-style-name="P7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7" draw:text-style-name="P7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7" draw:text-style-name="P7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draw:style-name="gr2" draw:text-style-name="P2" draw:layer="layout" svg:width="6.363cm" svg:height="6.376cm" svg:x="6.937cm" svg:y="14.024cm">
          <draw:image xlink:href="Pictures/10000000000001D9000001DA2A603D7690F39E08.png" xlink:type="simple" xlink:show="embed" xlink:actuate="onLoad">
            <text:p/>
          </draw:image>
        </draw:frame>
        <draw:frame draw:style-name="gr8" draw:text-style-name="P4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7" draw:text-style-name="P7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9" draw:text-style-name="P9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7.9cm" svg:y="20.6cm">
          <text:p text:style-name="P11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2.4cm" svg:height="0.8cm" svg:x="12.7cm" svg:y="15.6cm">
          <text:p text:style-name="P11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4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draw:style-name="gr2" draw:text-style-name="P2" draw:layer="layout" svg:width="6.363cm" svg:height="6.376cm" svg:x="8.537cm" svg:y="5.424cm">
          <draw:image xlink:href="Pictures/10000000000001D9000001DA2A603D7690F39E08.png" xlink:type="simple" xlink:show="embed" xlink:actuate="onLoad">
            <text:p/>
          </draw:image>
        </draw:frame>
        <draw:custom-shape draw:style-name="gr3" draw:text-style-name="P3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7" draw:text-style-name="P7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2" draw:text-style-name="P2" draw:layer="layout" svg:width="6.363cm" svg:height="6.376cm" svg:x="2.337cm" svg:y="4.624cm">
          <draw:image xlink:href="Pictures/10000000000001D9000001DA2A603D7690F39E08.png" xlink:type="simple" xlink:show="embed" xlink:actuate="onLoad">
            <text:p/>
          </draw:image>
        </draw:frame>
        <draw:custom-shape draw:style-name="gr3" draw:text-style-name="P3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7" draw:text-style-name="P7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6" draw:text-style-name="P15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6" draw:text-style-name="P16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2" draw:text-style-name="P2" draw:layer="layout" svg:width="6.363cm" svg:height="6.376cm" svg:x="13.038cm" svg:y="7.524cm">
          <draw:image xlink:href="Pictures/10000000000001D9000001DA2A603D7690F39E08.png" xlink:type="simple" xlink:show="embed" xlink:actuate="onLoad">
            <text:p/>
          </draw:image>
        </draw:frame>
        <draw:custom-shape draw:style-name="gr3" draw:text-style-name="P3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17" draw:text-style-name="P14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18" draw:text-style-name="P11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.363cm" svg:height="6.376cm" svg:x="2.337cm" svg:y="18.324cm">
          <draw:image xlink:href="Pictures/10000000000001D9000001DA2A603D7690F39E08.png" xlink:type="simple" xlink:show="embed" xlink:actuate="onLoad">
            <text:p/>
          </draw:image>
        </draw:frame>
        <draw:custom-shape draw:style-name="gr3" draw:text-style-name="P3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7" draw:text-style-name="P7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6" draw:text-style-name="P15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6" draw:text-style-name="P16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2" draw:text-style-name="P2" draw:layer="layout" svg:width="6.363cm" svg:height="6.376cm" svg:x="13.038cm" svg:y="21.224cm">
          <draw:image xlink:href="Pictures/10000000000001D9000001DA2A603D7690F39E08.png" xlink:type="simple" xlink:show="embed" xlink:actuate="onLoad">
            <text:p/>
          </draw:image>
        </draw:frame>
        <draw:custom-shape draw:style-name="gr3" draw:text-style-name="P3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2" draw:text-style-name="P14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18" draw:text-style-name="P11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5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2" draw:text-style-name="P2" draw:layer="layout" svg:width="6.363cm" svg:height="6.376cm" svg:x="2.337cm" svg:y="6.324cm">
          <draw:image xlink:href="Pictures/10000000000001D9000001DA2A603D7690F39E08.png" xlink:type="simple" xlink:show="embed" xlink:actuate="onLoad">
            <text:p/>
          </draw:image>
        </draw:frame>
        <draw:custom-shape draw:style-name="gr3" draw:text-style-name="P3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3" draw:text-style-name="P7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6" draw:text-style-name="P15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6" draw:text-style-name="P16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2" draw:text-style-name="P2" draw:layer="layout" svg:width="6.363cm" svg:height="6.376cm" svg:x="13.038cm" svg:y="9.224cm">
          <draw:image xlink:href="Pictures/10000000000001D9000001DA2A603D7690F39E08.png" xlink:type="simple" xlink:show="embed" xlink:actuate="onLoad">
            <text:p/>
          </draw:image>
        </draw:frame>
        <draw:custom-shape draw:style-name="gr3" draw:text-style-name="P3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2" draw:text-style-name="P14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18" draw:text-style-name="P11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5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4" draw:text-style-name="P4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2" draw:text-style-name="P2" draw:layer="layout" svg:width="6.363cm" svg:height="6.376cm" svg:x="1.939cm" svg:y="18.924cm">
          <draw:image xlink:href="Pictures/10000000000001D9000001DA2A603D7690F39E08.png" xlink:type="simple" xlink:show="embed" xlink:actuate="onLoad">
            <text:p/>
          </draw:image>
        </draw:frame>
        <draw:custom-shape draw:style-name="gr3" draw:text-style-name="P3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5" draw:text-style-name="P4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6" draw:text-style-name="P4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draw:style-name="gr27" draw:text-style-name="P14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13:00:27.666000000</meta:creation-date>
    <dc:date>2021-02-28T13:19:06.168000000</dc:date>
    <meta:editing-duration>PT2H53M51S</meta:editing-duration>
    <meta:editing-cycles>38</meta:editing-cycles>
    <meta:generator>LibreOffice/6.0.7.3$Windows_X86_64 LibreOffice_project/dc89aa7a9eabfd848af146d5086077aeed2ae4a5</meta:generator>
    <meta:document-statistic meta:object-count="124"/>
  </office:meta>
</office:document-meta>
</file>